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8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</style:style>
    <style:style style:name="P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5043746788102919438" text:style-name="L1">
        <text:list-item>
          <text:p text:style-name="P18">REVIEW</text:p>
        </text:list-item>
        <text:list-item>
          <text:p text:style-name="P18">TASK-1 : setup → cake</text:p>
          <text:list>
            <text:list-item>
              <text:p text:style-name="P18">T-1.1</text:p>
              <text:list>
                <text:list-item>
                  <text:p text:style-name="P13">start : C:\WORKS_2\Programs\eclipse\eclipse_luna_php</text:p>
                </text:list-item>
                <text:list-item>
                  <text:p text:style-name="P13">eclipse ==&gt; new task</text:p>
                  <text:list>
                    <text:list-item>
                      <text:p text:style-name="P13">37#12_programming/4_cake_ifm11-with-php/1~</text:p>
                    </text:list-item>
                  </text:list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8">==&gt; Ifm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class name</text:p>
                    </text:list-item>
                    <text:list-item>
                      <text:p text:style-name="P18"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</text:p>
                      <text:list>
                        <text:list-item>
                          <text:p text:style-name="P18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Ifm</text:p>
                    </text:list-item>
                    <text:list-item>
                      <text:p text:style-name="P18">edit file ==&gt; index.ctp</text:p>
                    </text:list-item>
                    <text:list-item>
                      <text:p text:style-name="P18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 : javascript </text:p>
          <text:list>
            <text:list-item>
              <text:p text:style-name="P18">javascript : lib_ifm.js // C:\WORKS_2\WS\Eclipse_Luna\Cake_IFM11\app\webroot\js\</text:p>
              <text:list>
                <text:list-item>
                  <text:p text:style-name="P18">DUP</text:p>
                </text:list-item>
                <text:list-item>
                  <text:p text:style-name="P18"><text:soft-page-break/>edit</text:p>
                </text:list-item>
                <text:list-item>
                  <text:p text:style-name="P18">view ==&gt; new line</text:p>
                  <text:list>
                    <text:list-item>
                      <text:p text:style-name="P18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3 : view : index</text:p>
          <text:list>
            <text:list-item>
              <text:list>
                <text:list-item>
                  <text:p text:style-name="P18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8">T-3.1</text:p>
              <text:list>
                <text:list-item>
                  <text:p text:style-name="P18">view : table, tr, td</text:p>
                </text:list-item>
                <text:list-item>
                  <text:p text:style-name="P18">css : new FILE :</text:p>
                  <text:list>
                    <text:list-item>
                      <text:p text:style-name="P18">DUP : libfx.css ==&gt; lib_ifm.css</text:p>
                    </text:list-item>
                    <text:list-item>
                      <text:p text:style-name="P18">view ==&gt; new line</text:p>
                    </text:list-item>
                  </text:list>
                </text:list-item>
              </text:list>
            </text:list-item>
            <text:list-item>
              <text:p text:style-name="P18">T-3.2 : more tags</text:p>
              <text:list>
                <text:list-item>
                  <text:p text:style-name="P18">“&lt;div id="div_IM_Update_Date"&gt;”</text:p>
                </text:list-item>
                <text:list-item>
                  <text:p text:style-name="P18">css : “div_IM_Update_Date”</text:p>
                </text:list-item>
                <text:list-item>
                  <text:p text:style-name="P18">TEST ==&gt; OK</text:p>
                </text:list-item>
                <text:list-item>
                  <text:p text:style-name="P18">css : “ipt_Ifm_Index_Input_Area”</text:p>
                </text:list-item>
              </text:list>
            </text:list-item>
            <text:list-item>
              <text:p text:style-name="P18">T-3.3: tag : table entries</text:p>
              <text:list>
                <text:list-item>
                  <text:p text:style-name="P18">“div_Ifm_Index_Actions__Entries”</text:p>
                </text:list-item>
                <text:list-item>
                  <text:p text:style-name="P18">edit ==&gt; python codes → to php lines</text:p>
                </text:list-item>
                <text:list-item>
                  <text:p text:style-name="P18">controller : dummy array → $lo_Commands</text:p>
                </text:list-item>
                <text:list-item>
                  <text:p text:style-name="P18">css for ==&gt; “tbl_Im_Actions” ==&gt; OK</text:p>
                </text:list-item>
                <text:list-item>
                  <text:p text:style-name="P18">css for ==&gt; “bt_Basic_2_Size20”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425919005310937236" text:style-name="L2">
        <text:list-item>
          <text:list>
            <text:list-item>
              <text:list>
                <text:list-item>
                  <text:p text:style-name="P19">T-1.1 :: step-3 ~~</text:p>
                </text:list-item>
              </text:list>
            </text:list-item>
          </text:list>
        </text:list-item>
      </text:list>
      <text:p text:style-name="P3">[further]</text:p>
      <text:list xml:id="list205396338373327521" text:style-name="L3">
        <text:list-item>
          <text:p text:style-name="P20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8998400991583105770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p text:style-name="P14"><text:span text:style-name="T1">@#_ </text:span>T-1.1</text:p>
              <text:list>
                <text:list-item>
                  <text:p text:style-name="P14">DUP : controller : FxTestController.php</text:p>
                  <text:list>
                    <text:list-item>
                      <text:p text:style-name="P21">==&gt; IPController.php </text:p>
                    </text:list-item>
                  </text:list>
                </text:list-item>
                <text:list-item>
                  <text:p text:style-name="P21">edit</text:p>
                  <text:list>
                    <text:list-item>
                      <text:p text:style-name="P21">class name</text:p>
                    </text:list-item>
                    <text:list-item>
                      <text:p text:style-name="P21">index() ==&gt; skeleton</text:p>
                    </text:list-item>
                  </text:list>
                </text:list-item>
                <text:list-item>
                  <text:p text:style-name="P21">TEST : browse ==&gt; should error</text:p>
                  <text:list>
                    <text:list-item>
                      <text:p text:style-name="P21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21">T-1.2 </text:p>
              <text:list>
                <text:list-item>
                  <text:p text:style-name="P21">DUP : C:\WORKS_2\WS\Eclipse_Luna\Cake_IFM11\app\View\FxTest</text:p>
                  <text:list>
                    <text:list-item>
                      <text:p text:style-name="P21"><text:span text:style-name="T1">#_ </text:span>==&gt; IP</text:p>
                    </text:list-item>
                    <text:list-item>
                      <text:p text:style-name="P21"><text:span text:style-name="T1">#_ </text:span>edit file ==&gt; index.ctp</text:p>
                    </text:list-item>
                    <text:list-item>
                      <text:p text:style-name="P21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 : javascript </text:p>
          <text:list>
            <text:list-item>
              <text:p text:style-name="P21">T-2.1</text:p>
              <text:list>
                <text:list-item>
                  <text:p text:style-name="P21">javascript : lib_ip.js // <text:soft-page-break/>C:\WORKS_2\WS\Eclipse_Luna\Cake_IFM11\app\webroot\js\</text:p>
                  <text:list>
                    <text:list-item>
                      <text:p text:style-name="P21">DUP</text:p>
                    </text:list-item>
                    <text:list-item>
                      <text:p text:style-name="P21"><text:span text:style-name="T1">#_ </text:span>edit</text:p>
                    </text:list-item>
                  </text:list>
                </text:list-item>
                <text:list-item>
                  <text:p text:style-name="P21">view ==&gt; new line</text:p>
                  <text:list>
                    <text:list-item>
                      <text:p text:style-name="P21">View\Layouts\default.ctp</text:p>
                    </text:list-item>
                  </text:list>
                </text:list-item>
                <text:list-item>
                  <text:p text:style-name="P21">TEST ==&gt; OK 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view ==&gt; change id labels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<text:span text:style-name="T1">#_ </text:span>ctp : “div_Tester_Index_Area_Result”</text:p>
                  <text:list>
                    <text:list-item>
                      <text:p text:style-name="P21">==&gt; “div_IP_Index_Area_Result”</text:p>
                    </text:list-item>
                  </text:list>
                </text:list-item>
                <text:list-item>
                  <text:p text:style-name="P21"><text:span text:style-name="T1">#_ </text:span>css</text:p>
                  <text:list>
                    <text:list-item>
                      <text:p text:style-name="P21">DUP : lib_ifm.css ==&gt; lib_ip.css</text:p>
                    </text:list-item>
                    <text:list-item>
                      <text:p text:style-name="P21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4</text:p>
          <text:list>
            <text:list-item>
              <text:list>
                <text:list-item>
                  <text:p text:style-name="P21">view ==&gt; element</text:p>
                </text:list-item>
              </text:list>
            </text:list-item>
            <text:list-item>
              <text:p text:style-name="P21">T-4.1</text:p>
              <text:list>
                <text:list-item>
                  <text:p text:style-name="P21">DUP : C:\WORKS_2\WS\Eclipse_Luna\Cake_IFM11\app\View\Elements\fx_test</text:p>
                  <text:list>
                    <text:list-item>
                      <text:p text:style-name="P21">==&gt; C:\WORKS_2\WS\Eclipse_Luna\Cake_IFM11\app\View\Elements\ip</text:p>
                    </text:list-item>
                  </text:list>
                </text:list-item>
                <text:list-item>
                  <text:p text:style-name="P21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3989378752076201837" text:style-name="L5">
        <text:list-item>
          <text:p text:style-name="P22">TASK</text:p>
          <text:list>
            <text:list-item>
              <text:p text:style-name="P22">javascript : ajax</text:p>
              <text:list>
                <text:list-item>
                  <text:p text:style-name="P22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5219031400069616876" text:style-name="L6">
        <text:list-item>
          <text:p text:style-name="P23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5682738852966520438" text:style-name="L7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javascript : ajax</text:p>
                  <text:list>
                    <text:list-item>
                      <text:p text:style-name="P24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4">T-1.1 </text:p>
              <text:list>
                <text:list-item>
                  <text:p text:style-name="P24">change func name</text:p>
                  <text:list>
                    <text:list-item>
                      <text:p text:style-name="P24">“fx_tester_T_1” ==&gt; ip_proc_actions</text:p>
                      <text:list>
                        <text:list-item>
                          <text:p text:style-name="P24">js file</text:p>
                        </text:list-item>
                        <text:list-item>
                          <text:p text:style-name="P24">ctp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ajax</text:p>
              <text:list>
                <text:list-item>
                  <text:p text:style-name="P24">js</text:p>
                </text:list-item>
                <text:list-item>
                  <text:p text:style-name="P24">TEST ==&gt; should error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1.2 : controller</text:p>
              <text:list>
                <text:list-item>
                  <text:p text:style-name="P24">new FUNC : ip_proc_actions</text:p>
                  <text:list>
                    <text:list-item>
                      <text:p text:style-name="P24">sig</text:p>
                    </text:list-item>
                    <text:list-item>
                      <text:p text:style-name="P24">labels</text:p>
                      <text:list>
                        <text:list-item>
                          <text:p text:style-name="P24"><text:soft-page-break/>//_20200125_172001:head</text:p>
                        </text:list-item>
                        <text:list-item>
                          <text:p text:style-name="P24">//_20200125_172004:caller</text:p>
                        </text:list-item>
                        <text:list-item>
                          <text:p text:style-name="P24">//_20200125_172007:wl</text:p>
                        </text:list-item>
                      </text:list>
                    </text:list-item>
                    <text:list-item>
                      <text:p text:style-name="P24">caller</text:p>
                    </text:list-item>
                    <text:list-item>
                      <text:p text:style-name="P24">dummy</text:p>
                    </text:list-item>
                    <text:list-item>
                      <text:p text:style-name="P24">TEST ==&gt; should error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  <text:list-item>
                      <text:p text:style-name="P24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4">==&gt; “Error: The view for IpController::ip_proc_actions() was not found.”</text:p>
                        </text:list-item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view</text:p>
              <text:list>
                <text:list-item>
                  <text:p text:style-name="P24">new ctp file</text:p>
                </text:list-item>
                <text:list-item>
                  <text:p text:style-name="P24">time label ==&gt; display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layout file ==&gt; designate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627899778236091879" text:style-name="L8">
        <text:list-item>
          <text:p text:style-name="P25">TASK</text:p>
          <text:list>
            <text:list-item>
              <text:p text:style-name="P25">//_20200125_173157:next</text:p>
            </text:list-item>
            <text:list-item>
              <text:p text:style-name="P25">params ==&gt; process (controller)</text:p>
            </text:list-item>
          </text:list>
        </text:list-item>
      </text:list>
      <text:p text:style-name="P3">[further]</text:p>
      <text:list xml:id="list5799198039480081507" text:style-name="L9">
        <text:list-item>
          <text:p text:style-name="P26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1775142385420656370" text:style-name="L10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//_20200125_173157:next</text:p>
                </text:list-item>
                <text:list-item>
                  <text:p text:style-name="P27">params ==&gt; process (controller)</text:p>
                </text:list-item>
              </text:list>
            </text:list-item>
            <text:list-item>
              <text:p text:style-name="P27">T-1.1 </text:p>
              <text:list>
                <text:list-item>
                  <text:p text:style-name="P27">get → param “action”</text:p>
                </text:list-item>
                <text:list-item>
                  <text:p text:style-name="P27">debug</text:p>
                </text:list-item>
                <text:list-item>
                  <text:p text:style-name="P27">TEST ==&gt; </text:p>
                  <text:list>
                    <text:list-item>
                      <text:p text:style-name="P27">eigen ==&gt; OK</text:p>
                    </text:list-item>
                    <text:list-item>
                      <text:p text:style-name="P27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4888161117877249881" text:style-name="L11">
        <text:list-item>
          <text:p text:style-name="P28">TASK</text:p>
          <text:list>
            <text:list-item>
              <text:p text:style-name="P28">//_20200126_181129:next</text:p>
            </text:list-item>
            <text:list-item>
              <text:p text:style-name="P28">new FUNC : “ip_proc_actions__Proc_1”</text:p>
            </text:list-item>
          </text:list>
        </text:list-item>
      </text:list>
      <text:p text:style-name="P3">[further]</text:p>
      <text:list xml:id="list7917247434921245532" text:style-name="L12">
        <text:list-item>
          <text:p text:style-name="P29"/>
        </text:list-item>
      </text:list>
      <text:p text:style-name="P10"><text:line-break/><text:span text:style-name="T2">[/ 20200126_181247]</text:span></text:p>
      <text:p text:style-name="P10"/>
      <text:p text:style-name="P6"/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5 / 37. miscs / 12. programming / 5. image-processing / <text:s/>XXXX</text:p>
      <text:p text:style-name="P7"/>
      <text:p text:style-name="P3">[do] </text:p>
      <text:list xml:id="list857866366601825171" text:style-name="L19">
        <text:list-item>
          <text:p text:style-name="P40"><text:span text:style-name="T7">REVIEW</text:span></text:p>
        </text:list-item>
        <text:list-item>
          <text:p text:style-name="P40"><text:span text:style-name="T7">TASK-1</text:span></text:p>
          <text:list>
            <text:list-item>
              <text:list>
                <text:list-item>
                  <text:p text:style-name="P34">//_20200126_181129:next</text:p>
                </text:list-item>
                <text:list-item>
                  <text:p text:style-name="P34">new FUNC : “ip_proc_actions__Proc_1”</text:p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FUNC</text:p>
                  <text:list>
                    <text:list-item>
                      <text:p text:style-name="P34">sig</text:p>
                    </text:list-item>
                    <text:list-item>
                      <text:p text:style-name="P34">labels</text:p>
                    </text:list-item>
                    <text:list-item>
                      <text:p text:style-name="P34">caller</text:p>
                    </text:list-item>
                  </text:list>
                </text:list-item>
              </text:list>
            </text:list-item>
            <text:list-item>
              <text:p text:style-name="P34">TEST ==&gt; OK</text:p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34">load image file</text:p>
                  <text:list>
                    <text:list-item>
                      <text:p text:style-name="P34">test_20200127_175307.png // C:\WORKS_2\WS\WS_Others.Art\JVEMV6\46_art\6_visual-arts\5_free-painting\images</text:p>
                    </text:list-item>
                  </text:list>
                </text:list-item>
              </text:list>
            </text:list-item>
            <text:list-item>
              <text:p text:style-name="P34">T-1.2</text:p>
              <text:list>
                <text:list-item>
                  <text:p text:style-name="P34">ip_proc_actions__Proc_1</text:p>
                </text:list-item>
                <text:list-item>
                  <text:p text:style-name="P34">search docs</text:p>
                  <text:list>
                    <text:list-item>
                      <text:p text:style-name="P34"><text:a xlink:type="simple" xlink:href="https://duckduckgo.com/?q=php+画像処理&amp;t=opera&amp;ia=web" text:style-name="Internet_20_link" text:visited-style-name="Visited_20_Internet_20_Link">https://duckduckgo.com/?q=php+画像処理&amp;t=opera&amp;ia=web</text:a></text:p>
                    </text:list-item>
                    <text:list-item>
                      <text:p text:style-name="P34"><text:a xlink:type="simple" xlink:href="http://tsuttayo.jpn.org/php/gd/" text:style-name="Internet_20_link" text:visited-style-name="Visited_20_Internet_20_Link">http://tsuttayo.jpn.org/php/gd/</text:a></text:p>
                      <text:list>
                        <text:list-item>
                          <text:p text:style-name="P34">C:\xampp_5.6\php\php.ini</text:p>
                        </text:list-item>
                        <text:list-item>
                          <text:p text:style-name="P34">“「GD Support」が「enabled」になっているか” ==&gt; yes</text:p>
                        </text:list-item>
                        <text:list-item>
                          <text:p text:style-name="P34">USE : “ImageCreateFromPNG”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OK : no error</text:p>
                </text:list-item>
              </text:list>
            </text:list-item>
          </text:list>
        </text:list-item>
      </text:list>
      <text:p text:style-name="P3"><text:soft-page-break/></text:p>
      <text:p text:style-name="P3">[next]</text:p>
      <text:list xml:id="list7551236384369840073" text:style-name="L13">
        <text:list-item>
          <text:p text:style-name="P30">TASK</text:p>
          <text:list>
            <text:list-item>
              <text:p text:style-name="P30">USE : ImageCreateFromPNG</text:p>
            </text:list-item>
            <text:list-item>
              <text:p text:style-name="P30">//_20200127_181527:next</text:p>
            </text:list-item>
          </text:list>
        </text:list-item>
      </text:list>
      <text:p text:style-name="P3">[further]</text:p>
      <text:list xml:id="list8680177699640779280" text:style-name="L14">
        <text:list-item>
          <text:p text:style-name="P31"/>
        </text:list-item>
      </text:list>
      <text:p text:style-name="P10"><text:line-break/><text:span text:style-name="T2">[/ 20200127_181543]</text:span></text:p>
      <text:p text:style-name="P10"/>
      <text:p text:style-name="P6">@@@</text:p>
      <text:p text:style-name="P3">5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8384902" text:continue-list="list5043746788102919438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/>
      <text:p text:style-name="P3">[next]</text:p>
      <text:list xml:id="list8272063787523616981" text:style-name="L20">
        <text:list-item>
          <text:p text:style-name="P35">TASK</text:p>
        </text:list-item>
      </text:list>
      <text:p text:style-name="P3">[further]</text:p>
      <text:list xml:id="list6446907920151638108" text:style-name="L21">
        <text:list-item>
          <text:p text:style-name="P36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10"><text:soft-page-break/></text:p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8388324" text:continue-list="list38384902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3"/>
      <text:p text:style-name="P3">[next]</text:p>
      <text:list xml:id="list7097488534685630171" text:style-name="L15">
        <text:list-item>
          <text:p text:style-name="P32">TASK</text:p>
        </text:list-item>
      </text:list>
      <text:p text:style-name="P3">[further]</text:p>
      <text:list xml:id="list3667338619652318612" text:style-name="L16">
        <text:list-item>
          <text:p text:style-name="P33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7013053239788665526" text:style-name="L17">
        <text:list-item>
          <text:p text:style-name="P3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8383790" text:continue-numbering="true" text:style-name="L17">
        <text:list-item>
          <text:p text:style-name="P37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3002678555290179839" text:style-name="L18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370260" text:continue-numbering="true" text:style-name="L18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8374604" text:continue-numbering="true" text:style-name="L18">
        <text:list-item>
          <text:p text:style-name="P15">move “<text:span text:style-name="T4">@@@</text:span>”</text:p>
        </text:list-item>
        <text:list-item>
          <text:p text:style-name="P38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7T18:16:28.71</dc:date>
    <dc:creator>iwabuchi ken</dc:creator>
    <meta:editing-duration>PT23H24M47S</meta:editing-duration>
    <meta:editing-cycles>81</meta:editing-cycles>
    <meta:generator>OpenOffice/4.1.3$Win32 OpenOffice.org_project/413m1$Build-9783</meta:generator>
    <meta:document-statistic meta:table-count="3" meta:image-count="0" meta:object-count="0" meta:page-count="11" meta:paragraph-count="231" meta:word-count="889" meta:character-count="6338"/>
  </office:meta>
</office:document-meta>
</file>